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Refered section</text:p>
      <text:p text:style-name="Default_20_Text">A</text:p>
      <text:p text:style-name="Default_20_Text">B</text:p>
      <text:p text:style-name="Default_20_Text">C</text:p>
      <text:p text:style-name="Default_20_Tex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Default_20_Text" style:next-style-name="Text_20_Body_20_Single">
      <style:paragraph-properties fo:margin-top="0.423cm" fo:margin-bottom="0.212cm" fo:keep-with-next="always"/>
      <style:text-properties style:font-name="Arial1" fo:font-size="14pt" style:font-name-asian="宋体"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1-01-19T17:03:52.48</meta:creation-date>
    <dc:date>2011-10-08T17:44:07</dc:date>
    <meta:editing-duration>PT0.001S</meta:editing-duration>
    <meta:editing-cycles>3</meta:editing-cycles>
    <meta:generator>IBM_Lotus_Symphony/3.0$Win32 OpenOffice.org_project/310m11$Build-9399</meta:generator>
    <meta:document-statistic meta:character-count="19" meta:image-count="0" meta:object-count="0" meta:page-count="1" meta:paragraph-count="5" meta:table-count="0" meta:word-count="6"/>
    <meta:user-defined meta:name="信息 1"/>
    <meta:user-defined meta:name="信息 2"/>
    <meta:user-defined meta:name="信息 3"/>
    <meta:user-defined meta:name="信息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